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الافتراضي">
        <draw:custom-shape draw:style-name="gr1" draw:text-style-name="P2" xml:id="id2" draw:id="id2" draw:layer="layout" svg:width="2cm" svg:height="1cm" svg:x="3cm" svg:y="0.975cm">
          <text:p text:style-name="P1"><text:span text:style-name="T1">القاعدة </text:span><text:span text:style-name="T1">1</text:span></text:p>
          <text:p text:style-name="P1"><text:span text:style-name="T1">الحد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1cm" svg:x="7cm" svg:y="0.975cm">
          <text:p text:style-name="P1"><text:span text:style-name="T1">القاعدة </text:span><text:span text:style-name="T1">1</text:span></text:p>
          <text:p text:style-name="P1"><text:span text:style-name="T1">الحد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cm" svg:height="1cm" svg:x="11cm" svg:y="0.975cm">
          <text:p text:style-name="P1"><text:span text:style-name="T1">القاعدة </text:span><text:span text:style-name="T1">1</text:span></text:p>
          <text:p text:style-name="P1"><text:span text:style-name="T1">الحد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cm" svg:height="1cm" svg:x="15cm" svg:y="0.975cm">
          <text:p text:style-name="P1"><text:span text:style-name="T1">القاعدة </text:span><text:span text:style-name="T1">1</text:span></text:p>
          <text:p text:style-name="P1"><text:span text:style-name="T1">الحد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cm" svg:height="1cm" svg:x="5cm" svg:y="2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cm" svg:height="1cm" svg:x="5cm" svg:y="4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cm" svg:height="1cm" svg:x="5cm" svg:y="6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cm" svg:y1="1.475cm" svg:x2="5cm" svg:y2="1.475cm" draw:start-shape="id1" draw:start-glue-point="3" draw:end-shape="id2" draw:end-glue-point="1" svg:d="m7000 1475h-2000" svg:viewBox="0 0 2001 1">
          <text:p/>
        </draw:connector>
        <draw:connector draw:style-name="gr3" draw:text-style-name="P1" draw:layer="layout" draw:type="curve" svg:x1="7cm" svg:y1="1.475cm" svg:x2="6cm" svg:y2="2.975cm" draw:start-shape="id1" draw:start-glue-point="3" draw:end-shape="id3" draw:end-glue-point="0" svg:d="m7000 1475c-667 0-1000 500-1000 1500" svg:viewBox="0 0 1001 1501">
          <text:p/>
        </draw:connector>
        <draw:connector draw:style-name="gr3" draw:text-style-name="P1" draw:layer="layout" draw:type="curve" svg:x1="6cm" svg:y1="7.975cm" svg:x2="4cm" svg:y2="1.975cm" draw:start-shape="id4" draw:start-glue-point="2" draw:end-shape="id2" draw:end-glue-point="2" svg:d="m6000 7975c0 751-2000 3751-2000-6000" svg:viewBox="0 0 2001 7026">
          <text:p/>
        </draw:connector>
        <draw:connector draw:style-name="gr3" draw:text-style-name="P1" draw:layer="layout" draw:type="curve" svg:x1="6cm" svg:y1="3.975cm" svg:x2="6cm" svg:y2="4.975cm" draw:start-shape="id3" draw:start-glue-point="2" draw:end-shape="id5" draw:end-glue-point="0" svg:d="m6000 3975v1000" svg:viewBox="0 0 1 1001">
          <text:p/>
        </draw:connector>
        <draw:connector draw:style-name="gr3" draw:text-style-name="P1" draw:layer="layout" draw:type="curve" svg:x1="6cm" svg:y1="5.975cm" svg:x2="6cm" svg:y2="6.975cm" draw:start-shape="id5" draw:start-glue-point="2" draw:end-shape="id4" draw:end-glue-point="0" svg:d="m6000 5975v1000" svg:viewBox="0 0 1 1001">
          <text:p/>
        </draw:connector>
        <draw:custom-shape draw:style-name="gr2" draw:text-style-name="P2" xml:id="id6" draw:id="id6" draw:layer="layout" svg:width="2cm" svg:height="1cm" svg:x="9cm" svg:y="2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2cm" svg:height="1cm" svg:x="9cm" svg:y="4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cm" svg:height="1cm" svg:x="9cm" svg:y="6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cm" svg:y1="3.975cm" svg:x2="10cm" svg:y2="4.975cm" draw:start-shape="id6" draw:start-glue-point="2" draw:end-shape="id7" draw:end-glue-point="0" svg:d="m10000 3975v1000" svg:viewBox="0 0 1 1001">
          <text:p/>
        </draw:connector>
        <draw:connector draw:style-name="gr3" draw:text-style-name="P1" draw:layer="layout" draw:type="curve" svg:x1="10cm" svg:y1="5.975cm" svg:x2="10cm" svg:y2="6.975cm" draw:start-shape="id7" draw:start-glue-point="2" draw:end-shape="id8" draw:end-glue-point="0" svg:d="m10000 5975v1000" svg:viewBox="0 0 1 1001">
          <text:p/>
        </draw:connector>
        <draw:custom-shape draw:style-name="gr2" draw:text-style-name="P2" xml:id="id9" draw:id="id9" draw:layer="layout" svg:width="2cm" svg:height="1cm" svg:x="13cm" svg:y="2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cm" svg:height="1cm" svg:x="13cm" svg:y="4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2cm" svg:height="1cm" svg:x="13cm" svg:y="6.975cm">
          <text:p text:style-name="P1"><text:span text:style-name="T1">القاعدة </text:span><text:span text:style-name="T1">2</text:span></text:p>
          <text:p text:style-name="P1"><text:span text:style-name="T1">الحد </text:span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4cm" svg:y1="3.975cm" svg:x2="14cm" svg:y2="4.975cm" draw:start-shape="id9" draw:start-glue-point="2" draw:end-shape="id10" draw:end-glue-point="0" svg:d="m14000 3975v1000" svg:viewBox="0 0 1 1001">
          <text:p/>
        </draw:connector>
        <draw:connector draw:style-name="gr3" draw:text-style-name="P1" draw:layer="layout" draw:type="curve" svg:x1="14cm" svg:y1="5.975cm" svg:x2="14cm" svg:y2="6.975cm" draw:start-shape="id10" draw:start-glue-point="2" draw:end-shape="id11" draw:end-glue-point="0" svg:d="m14000 5975v1000" svg:viewBox="0 0 1 1001">
          <text:p/>
        </draw:connector>
        <draw:connector draw:style-name="gr3" draw:text-style-name="P1" draw:layer="layout" draw:type="curve" svg:x1="11cm" svg:y1="1.475cm" svg:x2="10cm" svg:y2="2.975cm" draw:start-shape="id12" draw:start-glue-point="3" draw:end-shape="id6" draw:end-glue-point="0" svg:d="m11000 1475c-667 0-1000 500-1000 1500" svg:viewBox="0 0 1001 1501">
          <text:p/>
        </draw:connector>
        <draw:connector draw:style-name="gr3" draw:text-style-name="P1" draw:layer="layout" draw:type="curve" svg:x1="11cm" svg:y1="1.475cm" svg:x2="9cm" svg:y2="1.475cm" draw:start-shape="id12" draw:start-glue-point="3" draw:end-shape="id1" draw:end-glue-point="1" svg:d="m11000 1475h-2000" svg:viewBox="0 0 2001 1">
          <text:p/>
        </draw:connector>
        <draw:connector draw:style-name="gr3" draw:text-style-name="P1" draw:layer="layout" draw:type="curve" svg:x1="10cm" svg:y1="7.975cm" svg:x2="8cm" svg:y2="1.975cm" draw:start-shape="id8" draw:start-glue-point="2" draw:end-shape="id1" draw:end-glue-point="2" svg:d="m10000 7975c0 751-2000 3751-2000-6000" svg:viewBox="0 0 2001 7026">
          <text:p/>
        </draw:connector>
        <draw:connector draw:style-name="gr3" draw:text-style-name="P1" draw:layer="layout" draw:type="curve" svg:x1="15cm" svg:y1="1.475cm" svg:x2="13cm" svg:y2="1.475cm" draw:start-shape="id13" draw:end-shape="id12" draw:end-glue-point="1" svg:d="m15000 1475h-2000" svg:viewBox="0 0 2001 1">
          <text:p/>
        </draw:connector>
        <draw:connector draw:style-name="gr3" draw:text-style-name="P1" draw:layer="layout" draw:type="curve" svg:x1="15cm" svg:y1="1.475cm" svg:x2="14cm" svg:y2="2.975cm" draw:start-shape="id13" draw:start-glue-point="3" draw:end-shape="id9" draw:end-glue-point="0" svg:d="m15000 1475c-667 0-1000 500-1000 1500" svg:viewBox="0 0 1001 1501">
          <text:p/>
        </draw:connector>
        <draw:connector draw:style-name="gr3" draw:text-style-name="P1" draw:layer="layout" draw:type="curve" svg:x1="14cm" svg:y1="7.975cm" svg:x2="12cm" svg:y2="1.975cm" draw:start-shape="id11" draw:start-glue-point="2" draw:end-shape="id12" draw:end-glue-point="2" svg:d="m14000 7975c0 751-2000 3751-2000-6000" svg:viewBox="0 0 2001 7026">
          <text:p/>
        </draw:connector>
        <draw:line draw:style-name="gr3" draw:text-style-name="P1" draw:layer="layout" svg:x1="19cm" svg:y1="1.5cm" svg:x2="17cm" svg:y2="1.5cm">
          <text:p/>
        </draw:line>
        <draw:line draw:style-name="gr3" draw:text-style-name="P1" draw:layer="layout" svg:x1="3cm" svg:y1="1.5cm" svg:x2="1cm" svg:y2="1.5cm">
          <text:p/>
        </draw:line>
        <draw:custom-shape draw:style-name="gr4" draw:text-style-name="P1" draw:layer="layout" svg:width="0.4cm" svg:height="0.4cm" svg:x="18.6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533cm" svg:height="0.662cm" svg:x="15.151cm" svg:y="9.5cm">
          <draw:text-box>
            <text:p><text:span text:style-name="T2">خط الإعراب الموازي</text:span></text:p>
          </draw:text-box>
        </draw:frame>
        <draw:custom-shape draw:style-name="gr6" draw:text-style-name="P1" draw:layer="layout" svg:width="0.4cm" svg:height="0.4cm" svg:x="18.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609cm" svg:height="0.662cm" svg:x="15.075cm" svg:y="8.901cm">
          <draw:text-box>
            <text:p><text:span text:style-name="T2">خط الإعراب الرئيسي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Free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EG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23b8d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سرمد خالد</meta:initial-creator>
    <meta:creation-date>2013-11-12T22:03:50</meta:creation-date>
    <dc:date>2014-01-27T20:31:50.470946585</dc:date>
    <meta:editing-duration>PT13M27S</meta:editing-duration>
    <meta:editing-cycles>3</meta:editing-cycles>
    <meta:generator>LibreOffice/4.1.4.2$Linux_X86_64 LibreOffice_project/410$Build-2</meta:generator>
    <meta:document-statistic meta:object-count="34"/>
  </office:meta>
</office:document-meta>
</file>